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e3e70" officeooo:paragraph-rsid="000e3e70"/>
    </style:style>
    <style:style style:name="P2" style:family="paragraph" style:parent-style-name="Standard">
      <style:paragraph-properties fo:line-height="150%" fo:text-align="center" style:justify-single-word="false"/>
      <style:text-properties fo:color="#c9211e" loext:opacity="100%" fo:font-size="16pt" officeooo:rsid="000e3e70" officeooo:paragraph-rsid="000e3e70" style:font-size-asian="14pt" style:font-size-complex="16pt"/>
    </style:style>
    <style:style style:name="P3" style:family="paragraph" style:parent-style-name="Standard">
      <style:paragraph-properties fo:line-height="150%" fo:text-align="start" style:justify-single-word="false"/>
      <style:text-properties fo:color="#c9211e" loext:opacity="100%" fo:font-size="16pt" officeooo:rsid="000e3e70" officeooo:paragraph-rsid="000e3e70" style:font-size-asian="14pt" style:font-size-complex="16pt"/>
    </style:style>
    <style:style style:name="P4" style:family="paragraph" style:parent-style-name="Standard">
      <style:paragraph-properties fo:line-height="150%" fo:text-align="start" style:justify-single-word="false"/>
      <style:text-properties fo:color="#000000" loext:opacity="100%" fo:font-size="14pt" officeooo:rsid="000e3e70" officeooo:paragraph-rsid="001237a2" style:font-size-asian="12.25pt" style:font-size-complex="14pt"/>
    </style:style>
    <style:style style:name="P5" style:family="paragraph" style:parent-style-name="Standard">
      <style:paragraph-properties fo:line-height="150%" fo:text-align="start" style:justify-single-word="false"/>
      <style:text-properties fo:color="#000000" loext:opacity="100%" fo:font-size="14pt" officeooo:rsid="000e3e70" officeooo:paragraph-rsid="000eb060" style:font-size-asian="12.25pt" style:font-size-complex="14pt"/>
    </style:style>
    <style:style style:name="P6" style:family="paragraph" style:parent-style-name="Standard">
      <style:paragraph-properties fo:line-height="150%" fo:text-align="start" style:justify-single-word="false"/>
      <style:text-properties fo:color="#000000" loext:opacity="100%" fo:font-size="14pt" officeooo:rsid="001a6f5f" officeooo:paragraph-rsid="001a6f5f" style:font-size-asian="12.25pt" style:font-size-complex="14pt"/>
    </style:style>
    <style:style style:name="T1" style:family="text">
      <style:text-properties officeooo:rsid="000eb060"/>
    </style:style>
    <style:style style:name="T2" style:family="text">
      <style:text-properties fo:font-style="italic" officeooo:rsid="000eb060" style:font-style-asian="italic" style:font-style-complex="italic"/>
    </style:style>
    <style:style style:name="T3" style:family="text">
      <style:text-properties fo:font-style="italic" officeooo:rsid="001a39bc" style:font-style-asian="italic" style:font-style-complex="italic"/>
    </style:style>
    <style:style style:name="T4" style:family="text">
      <style:text-properties fo:font-style="italic" officeooo:rsid="001c65c0" style:font-style-asian="italic" style:font-style-complex="italic"/>
    </style:style>
    <style:style style:name="T5" style:family="text">
      <style:text-properties fo:font-style="italic" officeooo:rsid="0026042a" style:font-style-asian="italic" style:font-style-complex="italic"/>
    </style:style>
    <style:style style:name="T6" style:family="text">
      <style:text-properties fo:font-style="italic" officeooo:rsid="002676e7"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eb060" style:font-style-asian="normal" style:font-style-complex="normal"/>
    </style:style>
    <style:style style:name="T9" style:family="text">
      <style:text-properties fo:font-style="normal" officeooo:rsid="00107fa1" style:font-style-asian="normal" style:font-style-complex="normal"/>
    </style:style>
    <style:style style:name="T10" style:family="text">
      <style:text-properties fo:font-style="normal" officeooo:rsid="001237a2" style:font-style-asian="normal" style:font-style-complex="normal"/>
    </style:style>
    <style:style style:name="T11" style:family="text">
      <style:text-properties fo:font-style="normal" officeooo:rsid="0012aa5a" style:font-style-asian="normal" style:font-style-complex="normal"/>
    </style:style>
    <style:style style:name="T12" style:family="text">
      <style:text-properties fo:font-style="normal" officeooo:rsid="001392d0" style:font-style-asian="normal" style:font-style-complex="normal"/>
    </style:style>
    <style:style style:name="T13" style:family="text">
      <style:text-properties fo:font-style="normal" officeooo:rsid="00145874" style:font-style-asian="normal" style:font-style-complex="normal"/>
    </style:style>
    <style:style style:name="T14" style:family="text">
      <style:text-properties fo:font-style="normal" officeooo:rsid="0015532c" style:font-style-asian="normal" style:font-style-complex="normal"/>
    </style:style>
    <style:style style:name="T15" style:family="text">
      <style:text-properties fo:font-style="normal" officeooo:rsid="0015d246" style:font-style-asian="normal" style:font-style-complex="normal"/>
    </style:style>
    <style:style style:name="T16" style:family="text">
      <style:text-properties fo:font-style="normal" officeooo:rsid="001a39bc" style:font-style-asian="normal" style:font-style-complex="normal"/>
    </style:style>
    <style:style style:name="T17" style:family="text">
      <style:text-properties fo:font-style="normal" officeooo:rsid="001a6f5f" style:font-style-asian="normal" style:font-style-complex="normal"/>
    </style:style>
    <style:style style:name="T18" style:family="text">
      <style:text-properties fo:font-style="normal" officeooo:rsid="001c65c0" style:font-style-asian="normal" style:font-style-complex="normal"/>
    </style:style>
    <style:style style:name="T19" style:family="text">
      <style:text-properties fo:font-style="normal" officeooo:rsid="001e19ec" style:font-style-asian="normal" style:font-style-complex="normal"/>
    </style:style>
    <style:style style:name="T20" style:family="text">
      <style:text-properties fo:font-style="normal" officeooo:rsid="001f364e" style:font-style-asian="normal" style:font-style-complex="normal"/>
    </style:style>
    <style:style style:name="T21" style:family="text">
      <style:text-properties fo:font-style="normal" officeooo:rsid="001ffa56" style:font-style-asian="normal" style:font-style-complex="normal"/>
    </style:style>
    <style:style style:name="T22" style:family="text">
      <style:text-properties fo:font-style="normal" officeooo:rsid="00207bbb" style:font-style-asian="normal" style:font-style-complex="normal"/>
    </style:style>
    <style:style style:name="T23" style:family="text">
      <style:text-properties fo:font-style="normal" officeooo:rsid="002170d6" style:font-style-asian="normal" style:font-style-complex="normal"/>
    </style:style>
    <style:style style:name="T24" style:family="text">
      <style:text-properties fo:font-style="normal" officeooo:rsid="0022399f" style:font-style-asian="normal" style:font-style-complex="normal"/>
    </style:style>
    <style:style style:name="T25" style:family="text">
      <style:text-properties fo:font-style="normal" officeooo:rsid="0022c9fa" style:font-style-asian="normal" style:font-style-complex="normal"/>
    </style:style>
    <style:style style:name="T26" style:family="text">
      <style:text-properties fo:font-style="normal" officeooo:rsid="00238dfd" style:font-style-asian="normal" style:font-style-complex="normal"/>
    </style:style>
    <style:style style:name="T27" style:family="text">
      <style:text-properties fo:font-style="normal" officeooo:rsid="00245f2d" style:font-style-asian="normal" style:font-style-complex="normal"/>
    </style:style>
    <style:style style:name="T28" style:family="text">
      <style:text-properties fo:font-style="normal" officeooo:rsid="0026042a" style:font-style-asian="normal" style:font-style-complex="normal"/>
    </style:style>
    <style:style style:name="T29" style:family="text">
      <style:text-properties fo:font-style="normal" officeooo:rsid="002676e7" style:font-style-asian="normal" style:font-style-complex="normal"/>
    </style:style>
    <style:style style:name="T30" style:family="text">
      <style:text-properties fo:font-style="normal" officeooo:rsid="0026b956" style:font-style-asian="normal" style:font-style-complex="normal"/>
    </style:style>
    <style:style style:name="T31" style:family="text">
      <style:text-properties fo:font-style="normal" officeooo:rsid="00285aee" style:font-style-asian="normal" style:font-style-complex="normal"/>
    </style:style>
    <style:style style:name="T32" style:family="text">
      <style:text-properties officeooo:rsid="0015532c"/>
    </style:style>
    <style:style style:name="T33" style:family="text">
      <style:text-properties officeooo:rsid="0015d246"/>
    </style:style>
    <style:style style:name="T34" style:family="text">
      <style:text-properties officeooo:rsid="001994a9"/>
    </style:style>
    <style:style style:name="T35" style:family="text">
      <style:text-properties officeooo:rsid="0019bd45"/>
    </style:style>
    <style:style style:name="T36" style:family="text">
      <style:text-properties officeooo:rsid="001a39bc"/>
    </style:style>
    <style:style style:name="T37" style:family="text">
      <style:text-properties style:font-name="Liberation Serif1" fo:font-style="normal" officeooo:rsid="001ffa56" style:font-style-asian="normal" style:font-style-complex="normal"/>
    </style:style>
    <style:style style:name="T38" style:family="text">
      <style:text-properties style:font-name="Liberation Serif1" fo:font-style="normal" officeooo:rsid="0026b956"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S n°2 bis</text:p>
      <text:p text:style-name="P3"/>
      <text:p text:style-name="P4"><text:tab/><text:span text:style-name="T1">Durant l’antiquité grecque, le modèle de la cité républicaine est central et presque acquis comme une évidence comme nous pouvons le voir dans « </text:span><text:span text:style-name="T2">Les Suppliantes </text:span><text:span text:style-name="T8">» et dans « </text:span><text:span text:style-name="T2">Les Sept contre Thèbes </text:span><text:span text:style-name="T8">». Nous pouvons </text:span><text:span text:style-name="T10">aller jusqu’à</text:span><text:span text:style-name="T8"> supposer que </text:span><text:span text:style-name="T10">même</text:span><text:span text:style-name="T8"> Sparte durant sa période </text:span><text:span text:style-name="T9">guerrière pouvait se rattacher à un modèle démocratique car </text:span><text:span text:style-name="T10">la majorité des pouvoirs était tout de même concentrée dans une assemblée</text:span><text:span text:style-name="T9">. Cette considération est nécessaire pour comprendre l’emploi apparemment interchangeable des termes république et patrie </text:span><text:span text:style-name="T14">dans cette citation de Cicéron</text:span><text:span text:style-name="T9">. Nous pouvons en effet </text:span><text:span text:style-name="T10">penser que</text:span><text:span text:style-name="T9"> « république » est </text:span><text:span text:style-name="T10">ici</text:span><text:span text:style-name="T9"> employé abusivement, selon sa sémantique moderne, pour décrire tous les types de patrie, </text:span><text:span text:style-name="T10">mais il est </text:span><text:span text:style-name="T12">également</text:span><text:span text:style-name="T10"> p</text:span><text:span text:style-name="T14">ossible</text:span><text:span text:style-name="T10"> que </text:span><text:span text:style-name="T14">l’auteur</text:span><text:span text:style-name="T10"> ait employé le terme patrie</text:span><text:span text:style-name="T11"> en tant que synonyme de république </text:span><text:span text:style-name="T12">puisqu’il est possible qu’il </text:span><text:span text:style-name="T14">ne considère même pas les autres régimes politiques comme stables ou viables, voire qu’il n’en</text:span><text:span text:style-name="T12"> ait pas connaissance ou conscience. Nous pourrions aussi nous demander si la notion de patrie </text:span><text:span text:style-name="T13">n’implique pas nécessairement dans une certaine mesure la notion de république. Bien que cette dernière réflexion s’écarte du sujet de ce devoir, </text:span><text:span text:style-name="T14">nous considéreron</text:span><text:span text:style-name="T15">s</text:span><text:span text:style-name="T14"> </text:span><text:span text:style-name="T15">par la suite</text:span><text:span text:style-name="T14"> que </text:span><text:span text:style-name="T15">le terme patrie désigne simplement la communauté politique à laquelle appartient un individu, mais</text:span><text:span text:style-name="T14"> </text:span><text:span text:style-name="T13">c’est un exemple de plus qui vient montrer la </text:span><text:span text:style-name="T15">multiplicité des</text:span><text:span text:style-name="T13"> questionnements que soulève l’usage de ces deux termes. Afin de clarifier les propos et la réflexion de ce devoir, nous allons donc employer le concept de schéma républicain pour se référer à un régime politique républicain ou qui est librement accepté par la population. </text:span></text:p>
      <text:p text:style-name="P5"><text:tab/><text:span text:style-name="T32">Ainsi à travers ce devoir nous allons </text:span><text:span text:style-name="T33">étudier dans un premier temps le cas d’une patrie ne suivant pas un lien démocratique puis celui d’une patrie qui s’y conforme afin de comprendre dans quelle mesure l’ensemble de nos lien sociaux est inclus dans notre lien à la patrie.</text:span></text:p>
      <text:p text:style-name="P5"/>
      <text:p text:style-name="P5"><text:soft-page-break/><text:tab/><text:span text:style-name="T34">Dans une patrie ne suivant pas un régime démocratique, nous pouvons dire que les individus n’ont pas librement accepté le pouvoir en place, et donc qu’ils ne sont pas nécessairement en accord avec les règles </text:span><text:span text:style-name="T35">de la communauté politique. Il existe donc un certain rejet de cette dernière par les individus la constituant. </text:span><text:span text:style-name="T36">Cependant tous les individus ne se rejettent pas les uns les autres, il existe donc des liens sociaux qui ne sont pas caractérisés par un rejet. Nous pouvons observer cela dans « </text:span><text:span text:style-name="T3">Le Temps de L’Innocence </text:span><text:span text:style-name="T16">», où malgré son hésitation Archer est prêt à fuir avec la Comtesse Olenska avant que cette dernière ne refuse pour son propre bien, il place donc à un moment donné son lien amoureux avec Olenska au-dessus de son lien à sa communauté. Bien que cette dernière ne constitue pas une communauté politique à proprement parler, il s’agit d’une communauté repliée sur elle-même, sans contact extérieur apparent et régie par des lois sociales respectées de tous. La communauté New-yorkaise peut donc s’assimiler à une patrie pour ses membres. Or suite à la venue de la comtesse, Archer va petit à petit rejeter ces codes qui l’empêchent de vivre son amour, sans pouvoir s’exprimer publiquement dessus et faire valoir </text:span><text:span text:style-name="T17">ses idées. Nous pouvons donc effectivement nous ramener dans une certaine mesure à une patrie qui ne suit pas un schéma démocratique, ce qui explique donc qu’Archer puisse privilégier son lien avec la comtesse à celui qu’il entretient avec sa communauté.</text:span></text:p>
      <text:p text:style-name="P6"><text:span text:style-name="T7">Nous pouvons également penser que pour un régime politique qui ne suit pas un schéma démocratique nous ne pouvons pas considérer l’ensemble des individus soumis à son pouvoir comme une communauté politique à proprement parler. En effet, ces individus ne sont pas unis par le fait qu’ils </text:span><text:span text:style-name="T18">sont soumis aux</text:span><text:span text:style-name="T7"> même règles mais plus par le fait qu’ils les rejettent. </text:span><text:span text:style-name="T18">Or nous pouvons dire que la patrie fait justement référence à la communauté des individus respectant les règles mises en place par le régime politique les dirigeant. Cela rejoint l’idée énoncée dans le « </text:span><text:span text:style-name="T4">Traité Théologico-Politique </text:span><text:span text:style-name="T18">» de Spinoza </text:span><text:span text:style-name="T19">selon laquelle une communauté serait fondée sur un contrat social accepté de tous les individus. Ainsi il nous serait impossible </text:span><text:soft-page-break/><text:span text:style-name="T19">d’entretenir un lien avec une communauté qui n’existerait pas vraiment, ce qui apporte une explication supplémentaire au fait que l’auteur considère nécessairement la patrie comme une république (ici république peut être pris au sens large et donc se rapporter à notre notion de schéma républicain), car </text:span><text:span text:style-name="T20">cela n’aurait aucun sens de vouloir appliquer </text:span><text:span text:style-name="T21">ce qu’il énonce ici</text:span><text:span text:style-name="T20"> à autre chose.</text:span></text:p>
      <text:p text:style-name="P6"><text:span text:style-name="T20"/></text:p>
      <text:p text:style-name="P6"><text:span text:style-name="T20"><text:tab/></text:span><text:span text:style-name="T21">Même pour une communauté suivant un schéma républicain, il semble exister des contre exemples à l’idée de Cicéron. En effet, il semble absurde de dire que l’État nous est plus cher que notre famille ou nos amis. De plus, nous voyons que les Danaïdes semblent plus préoccupées par le fait de fuir les fils d’</text:span><text:span text:style-name="T37">É</text:span><text:span text:style-name="T21">gyptos que par </text:span><text:span text:style-name="T22">la patrie à laquelle elle vont appartenir. </text:span><text:span text:style-name="T23">Elles favoriseraient donc dans une certaine mesure la qualité de leurs liens sociaux à la patrie à laquelle elles pourraient appartenir</text:span><text:span text:style-name="T21">. </text:span><text:span text:style-name="T23">Finalement certains individus s’expatrient </text:span><text:span text:style-name="T24">de manière définitive tout en </text:span><text:span text:style-name="T25">maintenant un contact avec leur famille, ce qui montre que leur lien avec leur famille semble primer sur celui avec leur patrie.</text:span></text:p>
      <text:p text:style-name="P6"><text:span text:style-name="T25"/></text:p>
      <text:p text:style-name="P6"><text:span text:style-name="T25"><text:tab/>Cependant </text:span><text:span text:style-name="T26">il existe plusieurs explications à ces contre exemples. L’expatriation peut ne pas être vue comme un acte </text:span><text:span text:style-name="T27">de rejet de l’ancienne patrie mais comme une volonté d’appartenir à une patrie qui correspond mieux aux besoins de l’individu, qui surpasserait donc finalement le lien entretenu par l’individu avec sa famille. De plus, les communautés sociales auxquelles nous appartenons sont inclues dans la communauté politique. Les individus avec qui un sujet est en contact appartiennent donc à l’État, donc pour ce sujet se préoccuper de l’État revient à se préoccuper des individus avec lesquels il est en contact. </text:span><text:span text:style-name="T28">La réciproque est également vraie car un individu peut être vu comme un produit de l’environnement dans lequel il s’épanouit, il peut donc être vu dans une certaine mesure comme un produit de la patrie, et s’en préoccuper revient donc à se préoccuper de cette dernière. Ainsi les Danaïdes chercheraient donc une patrie correspondant à leur besoins, et le lien entretenu avec </text:span><text:soft-page-break/><text:span text:style-name="T28">la famille et les amis serait </text:span><text:span text:style-name="T5">in fine</text:span><text:span text:style-name="T28"> un lien avec la patrie. </text:span><text:span text:style-name="T29">Nous pouvons même reprendre l’exemple d’Archer en considérant que son amour pour Olenska était une passion que nous pouvons considérer comme en dehors de la norme. En effet, nous avons donc une communauté s’apparentant à une patrie suivant un modèle républicain, où les interactions sociales sont strictement codifiées et vont jusqu’à dépendre du stricte respect de ces codes, les interactions sociales dépendant donc du lien qu’entretiennent les individus avec la patrie. Enfin dans « </text:span><text:span text:style-name="T6">Les Sept contre Thèbes </text:span><text:span text:style-name="T29">», </text:span><text:span text:style-name="T30">nous voyons qu’</text:span><text:span text:style-name="T38">É</text:span><text:span text:style-name="T30">téocle fait passer les besoins de sa cité avant son lien fraternel avec Polynice, il y est donc plus attaché qu’à ce dernier. De même Polynice fait également passer son désir de contrôle sur Thèbe avant son frère. Or ce désir peut être assimilé à un lien à la patrie. En effet, Polynice désire le pouvoir pour pouvoir régir sa patrie natale et donc l’adapter à ses désirs. </text:span></text:p>
      <text:p text:style-name="P6"><text:span text:style-name="T30"/></text:p>
      <text:p text:style-name="P6"><text:span text:style-name="T30"><text:tab/>Bien que l’idée de l’Cicéron peut sembler incomplète et contre-intuitive à première vue, on peut dire que son énoncé limite son domaine d’application aux contextes où elle fait sens et qu’une réflexion sur la signification des termes </text:span><text:span text:style-name="T31">vient confirmer la validité des idées qui y sont exprimé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3e70" officeooo:paragraph-rsid="000e3e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CHRECK</text:p>
        <text:p text:style-name="MP1">Corenti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26T08:17:27.160000000</meta:creation-date>
    <dc:date>2025-04-26T12:20:37.937000000</dc:date>
    <meta:editing-duration>PT1H12M36S</meta:editing-duration>
    <meta:editing-cycles>14</meta:editing-cycles>
    <meta:generator>LibreOffice/7.1.0.3$Windows_X86_64 LibreOffice_project/f6099ecf3d29644b5008cc8f48f42f4a40986e4c</meta:generator>
    <meta:document-statistic meta:table-count="0" meta:image-count="0" meta:object-count="0" meta:page-count="4" meta:paragraph-count="10" meta:word-count="1223" meta:character-count="7505" meta:non-whitespace-character-count="6284"/>
  </office:meta>
</office:document-meta>
</file>